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officeooo:rsid="0003da65" officeooo:paragraph-rsid="0003da65"/>
    </style:style>
    <style:style style:name="P2" style:family="paragraph" style:parent-style-name="Standard">
      <style:paragraph-properties style:writing-mode="lr-tb"/>
      <style:text-properties officeooo:rsid="0003da65" officeooo:paragraph-rsid="0003da65"/>
    </style:style>
    <style:style style:name="P3" style:family="paragraph" style:parent-style-name="Preformatted_20_Text">
      <style:text-properties officeooo:rsid="0003da65" officeooo:paragraph-rsid="0003da65"/>
    </style:style>
    <style:style style:name="P4" style:family="paragraph" style:parent-style-name="Standard">
      <style:paragraph-properties style:writing-mode="lr-tb"/>
      <style:text-properties officeooo:rsid="0003da65" officeooo:paragraph-rsid="0017c51a"/>
    </style:style>
    <style:style style:name="P5" style:family="paragraph" style:parent-style-name="Standard">
      <style:text-properties officeooo:rsid="0005f47a" officeooo:paragraph-rsid="0005f47a"/>
    </style:style>
    <style:style style:name="P6" style:family="paragraph" style:parent-style-name="Standard">
      <style:text-properties officeooo:rsid="0007d22c" officeooo:paragraph-rsid="0007d22c"/>
    </style:style>
    <style:style style:name="P7" style:family="paragraph" style:parent-style-name="Standard">
      <style:paragraph-properties style:writing-mode="lr-tb"/>
      <style:text-properties officeooo:rsid="0007d22c" officeooo:paragraph-rsid="0007d22c"/>
    </style:style>
    <style:style style:name="P8" style:family="paragraph" style:parent-style-name="Standard">
      <style:paragraph-properties style:writing-mode="lr-tb"/>
      <style:text-properties officeooo:paragraph-rsid="0007d22c"/>
    </style:style>
    <style:style style:name="P9" style:family="paragraph" style:parent-style-name="Standard">
      <style:text-properties officeooo:rsid="00093563" officeooo:paragraph-rsid="00093563"/>
    </style:style>
    <style:style style:name="P10" style:family="paragraph" style:parent-style-name="Standard">
      <style:paragraph-properties style:writing-mode="lr-tb"/>
      <style:text-properties officeooo:rsid="000f6af9" officeooo:paragraph-rsid="000f6af9"/>
    </style:style>
    <style:style style:name="P11" style:family="paragraph" style:parent-style-name="Standard">
      <style:text-properties officeooo:rsid="00141724" officeooo:paragraph-rsid="00141724"/>
    </style:style>
    <style:style style:name="P12" style:family="paragraph" style:parent-style-name="Standard">
      <style:paragraph-properties style:writing-mode="lr-tb"/>
      <style:text-properties officeooo:rsid="0019ecf3" officeooo:paragraph-rsid="0019ecf3"/>
    </style:style>
    <style:style style:name="P13" style:family="paragraph" style:parent-style-name="Standard">
      <style:paragraph-properties style:writing-mode="lr-tb"/>
      <style:text-properties officeooo:rsid="0019ecf3" officeooo:paragraph-rsid="001c4a0f"/>
    </style:style>
    <style:style style:name="P14" style:family="paragraph" style:parent-style-name="Standard">
      <style:paragraph-properties style:writing-mode="lr-tb"/>
      <style:text-properties officeooo:rsid="0019ecf3" officeooo:paragraph-rsid="001dd8fc"/>
    </style:style>
    <style:style style:name="P15" style:family="paragraph" style:parent-style-name="Standard">
      <style:paragraph-properties style:writing-mode="lr-tb"/>
      <style:text-properties officeooo:rsid="0019ecf3" officeooo:paragraph-rsid="001f4872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7" style:family="paragraph" style:parent-style-name="Standard">
      <style:paragraph-properties style:writing-mode="lr-tb"/>
      <style:text-properties fo:color="#c9211e" loext:opacity="100%" fo:font-weight="bold" officeooo:rsid="0019ecf3" officeooo:paragraph-rsid="0019ecf3" style:font-weight-asian="bold" style:font-weight-complex="bold"/>
    </style:style>
    <style:style style:name="T1" style:family="text">
      <style:text-properties fo:color="#000000" loext:opacity="100%" style:text-underline-style="solid" style:text-underline-width="auto" style:text-underline-color="font-color"/>
    </style:style>
    <style:style style:name="T2" style:family="text">
      <style:text-properties fo:color="#000000" loext:opacity="100%" style:text-underline-style="solid" style:text-underline-width="auto" style:text-underline-color="font-color" officeooo:rsid="0007d22c"/>
    </style:style>
    <style:style style:name="T3" style:family="text">
      <style:text-properties officeooo:rsid="000b60c6"/>
    </style:style>
    <style:style style:name="T4" style:family="text">
      <style:text-properties officeooo:rsid="000b9e48"/>
    </style:style>
    <style:style style:name="T5" style:family="text">
      <style:text-properties officeooo:rsid="000f6af9"/>
    </style:style>
    <style:style style:name="T6" style:family="text">
      <style:text-properties officeooo:rsid="0017c51a"/>
    </style:style>
    <style:style style:name="T7" style:family="text">
      <style:text-properties officeooo:rsid="001c4a0f"/>
    </style:style>
    <style:style style:name="T8" style:family="text">
      <style:text-properties officeooo:rsid="001dd8fc"/>
    </style:style>
    <style:style style:name="T9" style:family="text">
      <style:text-properties officeooo:rsid="001f4872"/>
    </style:style>
    <style:style style:name="T10" style:family="text">
      <style:text-properties fo:font-variant="normal" fo:text-transform="none" style:font-name="inherit" fo:font-size="6.5pt" fo:letter-spacing="normal" fo:font-style="normal" fo:font-weight="normal" fo:background-color="transparent" loext:char-shading-value="0" loext:padding="0cm" loext:border="none"/>
    </style:style>
    <style:style style:name="T11" style:family="text">
      <style:text-properties fo:font-variant="normal" fo:text-transform="none" style:font-name="inherit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letter-spacing="normal" fo:background-color="transparent" loext:char-shading-value="0" loext:padding="0cm" loext:border="none"/>
    </style:style>
    <style:style style:name="T13" style:family="text">
      <style:text-properties officeooo:rsid="0021a1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PDB 2022</text:p>
      <text:p text:style-name="P1"/>
      <text:p text:style-name="P3"><text:span text:style-name="Source_20_Text"><text:span text:style-name="T10">DELETE</text:span></text:span><text:span text:style-name="Source_20_Text"><text:span text:style-name="T11"> b </text:span></text:span><text:span text:style-name="Source_20_Text"><text:span text:style-name="T10">FROM</text:span></text:span><text:span text:style-name="Source_20_Text"><text:span text:style-name="T11"> </text:span></text:span><text:span text:style-name="Source_20_Text"><text:span text:style-name="T10">BLOB</text:span></text:span><text:span text:style-name="Source_20_Text"><text:span text:style-name="T11"> b </text:span></text:span></text:p>
      <text:p text:style-name="P16"><text:span text:style-name="Source_20_Text"><text:span text:style-name="T12"><text:s text:c="2"/></text:span></text:span><text:span text:style-name="Source_20_Text"><text:span text:style-name="T10">LEFT</text:span></text:span><text:span text:style-name="Source_20_Text"><text:span text:style-name="T11"> </text:span></text:span><text:span text:style-name="Source_20_Text"><text:span text:style-name="T10">JOIN</text:span></text:span><text:span text:style-name="Source_20_Text"><text:span text:style-name="T11"> FILES f </text:span></text:span><text:span text:style-name="Source_20_Text"><text:span text:style-name="T10">ON</text:span></text:span><text:span text:style-name="Source_20_Text"><text:span text:style-name="T11"> f.id </text:span></text:span><text:span text:style-name="Source_20_Text"><text:span text:style-name="T10">=</text:span></text:span><text:span text:style-name="Source_20_Text"><text:span text:style-name="T11"> b.fileid </text:span></text:span></text:p>
      <text:p text:style-name="P16"><text:span text:style-name="Source_20_Text"><text:span text:style-name="T12"><text:s text:c="6"/></text:span></text:span><text:span text:style-name="Source_20_Text"><text:span text:style-name="T10">WHERE</text:span></text:span><text:span text:style-name="Source_20_Text"><text:span text:style-name="T11"> f.id </text:span></text:span><text:span text:style-name="Source_20_Text"><text:span text:style-name="T10">IS</text:span></text:span><text:span text:style-name="Source_20_Text"><text:span text:style-name="T11"> </text:span></text:span><text:span text:style-name="Source_20_Text"><text:span text:style-name="T10">NULL</text:span></text:span></text:p>
      <text:p text:style-name="P1"/>
      <text:p text:style-name="P1"/>
      <text:p text:style-name="P1">delete from pendaftaran where pendaftar.status_pendaftaran = 3 and nilai.status_pendaftaran in (select nilai.status_pendaftaran from nilai where value = 0);</text:p>
      <text:p text:style-name="P1"/>
      <text:p text:style-name="P2">ln -s /etc/nginx/sites-available/ppdb.conf /etc/nginx/sites-enabled/ppdb</text:p>
      <text:p text:style-name="P2">rm /etc/nginx/sites-enabled/tutup</text:p>
      <text:p text:style-name="P4">systemctl <text:span text:style-name="T6">reload</text:span> nginx</text:p>
      <text:p text:style-name="P4"/>
      <text:p text:style-name="P4">ALTER TABLE `ppdb2022_ol`.`pendaftaran` ADD UNIQUE (`no_pendaftaran`);</text:p>
      <text:p text:style-name="P4"/>
      <text:p text:style-name="P4">ALTER TABLE `ppdb2022_ol`.`nilai` ADD UNIQUE (`no_pendaftaran`);</text:p>
      <text:p text:style-name="P1"/>
      <text:p text:style-name="P12">Dobel</text:p>
      <text:p text:style-name="P12">SELECT no_pendaftaran,COUNT(no_pendaftaran) FROM pendaftaran GROUP BY no_pendaftaran HAVING COUNT(no_pendaftaran) &gt; 1</text:p>
      <text:p text:style-name="P12"/>
      <text:p text:style-name="P17">//<text:span text:style-name="T13">delete berdasarkan nilai yg kosong</text:span></text:p>
      <text:p text:style-name="P17">DELETE p FROM pendaftaran p LEFT JOIN nilai n ON n.id_users = p.id_users WHERE n.id_users IS NULL</text:p>
      <text:p text:style-name="P12"/>
      <text:p text:style-name="P12"/>
      <text:p text:style-name="P12"/>
      <text:p text:style-name="P12"/>
      <text:p text:style-name="P12">DELETE p1 FROM pendaftaran p1</text:p>
      <text:p text:style-name="P12">INNER JOIN pendaftaran p2 </text:p>
      <text:p text:style-name="P12">WHERE</text:p>
      <text:p text:style-name="P12"><text:s text:c="4"/>p1.id_pendaftaran &gt; p2.id_pendaftaran AND </text:p>
      <text:p text:style-name="P12"><text:s text:c="4"/>p1.no_pendaftaran = p2.no_pendaftaran;</text:p>
      <text:p text:style-name="P12"/>
      <text:p text:style-name="P13">SELECT no_pendaftaran,COUNT(no_pendaftaran) FROM <text:span text:style-name="T7">nilai</text:span> GROUP BY no_pendaftaran HAVING COUNT(no_pendaftaran) &gt; 1</text:p>
      <text:p text:style-name="P13"/>
      <text:p text:style-name="P13">DELETE n1 FROM nilai n1</text:p>
      <text:p text:style-name="P13">INNER JOIN nilai n2 </text:p>
      <text:p text:style-name="P13">WHERE</text:p>
      <text:p text:style-name="P13"><text:s text:c="4"/>n1.id_nilai &gt; n2.id_nilai AND </text:p>
      <text:p text:style-name="P14"><text:s text:c="4"/>n1.no_pendaftaran = n2.<text:span text:style-name="T8">no_pendaftaran</text:span>;</text:p>
      <text:p text:style-name="P12"/>
      <text:p text:style-name="P12"/>
      <text:p text:style-name="P12">SELECT * FROM users </text:p>
      <text:p text:style-name="P12"><text:span text:style-name="T9">LEFT </text:span>JOIN pendaftar ON pendaftar.id_users = users.id_users </text:p>
      <text:p text:style-name="P15"><text:span text:style-name="T9">LEFT </text:span>JOIN nilai ON pendaftar.id_users = nilai.id_users </text:p>
      <text:p text:style-name="P15"><text:span text:style-name="T9">LEFT </text:span>JOIN pendaftaran ON nilai.id_users = pendaftaran.id_users </text:p>
      <text:p text:style-name="P12"><text:soft-page-break/>where users.email='ropiibrohim23@gmail.com'</text:p>
      <text:p text:style-name="P12"/>
      <text:p text:style-name="P12">SELECT * FROM users JOIN pendaftar ON pendaftar.id_users = users.id_users JOIN nilai ON pendaftar.id_users = nilai.id_users JOIN pendaftaran ON nilai.id_users = pendaftaran.id_users</text:p>
      <text:p text:style-name="P12"/>
      <text:p text:style-name="P2">SELECT * FROM pendaftar JOIN nilai ON pendaftar.no_pendaftaran = nilai.no_pendaftaran JOIN pendaftaran ON nilai.no_pendaftaran = pendaftaran.no_pendaftaran WHERE pendaftar.id_users=44</text:p>
      <text:p text:style-name="P2"/>
      <text:p text:style-name="P2">SELECT * FROM pendaftar JOIN nilai ON pendaftar.no_pendaftaran = nilai.no_pendaftaran JOIN pendaftaran ON nilai.no_pendaftaran = pendaftaran.no_pendaftaran;</text:p>
      <text:p text:style-name="P1"/>
      <text:p text:style-name="P2">systemctl stop nginx</text:p>
      <text:p text:style-name="P2">systemctl start nginx</text:p>
      <text:p text:style-name="P2">ln -s /etc/nginx/sites-available/tutup /etc/nginx/sites-enabled/</text:p>
      <text:p text:style-name="P1"/>
      <text:p text:style-name="P6">Aplikasi 0.1</text:p>
      <text:p text:style-name="P7"><text:span text:style-name="T5">git clone</text:span> <text:a xlink:type="simple" xlink:href="https://github.com/dangdeur/ppdb2022" text:style-name="Internet_20_link" text:visited-style-name="Visited_20_Internet_20_Link">https://github.com/dangdeur/ppdb2022</text:a></text:p>
      <text:p text:style-name="P7">composer require codeigniter4/framework</text:p>
      <text:p text:style-name="P10">composer update</text:p>
      <text:p text:style-name="P7"/>
      <text:p text:style-name="P7">gh repo clone dangdeur/ppdb2022</text:p>
      <text:p text:style-name="P5"/>
      <text:p text:style-name="P5"/>
      <text:p text:style-name="P5">Sesuaikan</text:p>
      <text:p text:style-name="P5"/>
      <text:p text:style-name="P6">\.env</text:p>
      <text:p text:style-name="P6">=&gt; database.default.hostname = localhost</text:p>
      <text:p text:style-name="P6">=&gt; database.default.database = ppdb2022</text:p>
      <text:p text:style-name="P6">=&gt; database.default.username = root</text:p>
      <text:p text:style-name="P6">=&gt; database.default.password =</text:p>
      <text:p text:style-name="P6">=&gt; database.default.DBDriver = MySQLi</text:p>
      <text:p text:style-name="P6"/>
      <text:p text:style-name="P6">CI_ENVIRONMENT = development <text:s/><text:span text:style-name="T4">===&gt; CI_ENVIRONMENT = production</text:span></text:p>
      <text:p text:style-name="P6"/>
      <text:p text:style-name="P6">\app\Config\App.php</text:p>
      <text:p text:style-name="P6">=&gt; public $baseURL = 'http://localhost/ppdb2022/public/';</text:p>
      <text:p text:style-name="P6"/>
      <text:p text:style-name="P6">\app\Config\Constants.php</text:p>
      <text:p text:style-name="P6"/>
      <text:p text:style-name="P6">\public\assets\gambar</text:p>
      <text:p text:style-name="P6">=&gt; logo.jpg</text:p>
      <text:p text:style-name="P6"/>
      <text:p text:style-name="P9">\vendor\tecnickcom\tcpdf\config\tcpdf_config.php</text:p>
      <text:p text:style-name="P9">=&gt; define ('PDF_HEADER_LOGO', 'logo.jpg');</text:p>
      <text:p text:style-name="P9">=&gt; define ('PDF_HEADER_LOGO_WIDTH', 15);</text:p>
      <text:p text:style-name="P9">=&gt; define ('PDF_HEADER_TITLE', 'SMKN 2 Pandeglang');</text:p>
      <text:p text:style-name="P9"/>
      <text:p text:style-name="P11">Nginx</text:p>
      <text:p text:style-name="P11">server {</text:p>
      <text:p text:style-name="P11"><text:soft-page-break/><text:s text:c="4"/>listen 80;</text:p>
      <text:p text:style-name="P11"><text:s text:c="4"/>listen [::]:80;</text:p>
      <text:p text:style-name="P11"/>
      <text:p text:style-name="P11"><text:s text:c="4"/>server_name example.com;</text:p>
      <text:p text:style-name="P11"/>
      <text:p text:style-name="P11"><text:s text:c="4"/>root <text:s/>/var/www/example.com/public;</text:p>
      <text:p text:style-name="P11"><text:s text:c="4"/>index index.php index.html index.htm;</text:p>
      <text:p text:style-name="P11"/>
      <text:p text:style-name="P11"><text:s text:c="4"/>location / {</text:p>
      <text:p text:style-name="P11"><text:s text:c="8"/>try_files $uri $uri/ /index.php$is_args$args;</text:p>
      <text:p text:style-name="P11"><text:s text:c="4"/>}</text:p>
      <text:p text:style-name="P11"/>
      <text:p text:style-name="P11"><text:s text:c="4"/>location ~ \.php$ {</text:p>
      <text:p text:style-name="P11"><text:s text:c="8"/>include snippets/fastcgi-php.conf;</text:p>
      <text:p text:style-name="P11"/>
      <text:p text:style-name="P11"><text:s text:c="8"/># With php-fpm:</text:p>
      <text:p text:style-name="P11"><text:s text:c="8"/>fastcgi_pass unix:/run/php/php7.3-fpm.sock;</text:p>
      <text:p text:style-name="P11"><text:s text:c="8"/># With php-cgi:</text:p>
      <text:p text:style-name="P11"><text:s text:c="8"/># fastcgi_pass 127.0.0.1:9000;</text:p>
      <text:p text:style-name="P11"><text:s text:c="4"/>}</text:p>
      <text:p text:style-name="P11"/>
      <text:p text:style-name="P11"><text:s text:c="4"/>error_page 404 /index.php;</text:p>
      <text:p text:style-name="P11"/>
      <text:p text:style-name="P11"><text:s text:c="4"/># deny access to hidden files such as .htaccess</text:p>
      <text:p text:style-name="P11"><text:s text:c="4"/>location ~ /\. {</text:p>
      <text:p text:style-name="P11"><text:s text:c="8"/>deny all;</text:p>
      <text:p text:style-name="P11"><text:s text:c="4"/>}</text:p>
      <text:p text:style-name="P11">}</text:p>
      <text:p text:style-name="P11"/>
      <text:p text:style-name="P11"/>
      <text:p text:style-name="P9">Users <text:span text:style-name="T3">| Password 1234</text:span></text:p>
      <text:p text:style-name="P9">adminppdb@smk.sch.id</text:p>
      <text:p text:style-name="P6">verifikator@smk.sch.id</text:p>
      <text:p text:style-name="P8"><text:a xlink:type="simple" xlink:href="mailto:asepnukasep@gmail.com" text:style-name="Internet_20_link" text:visited-style-name="Visited_20_Internet_20_Link"><text:span text:style-name="T1">asepnukasep@gmail.com</text:span></text:a><text:span text:style-name="T2"> </text:span></text:p>
      <text:p text:style-name="P7">enengnugeulis@smk.sch.id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0T04:15:58.010000000</meta:creation-date>
    <dc:date>2022-06-17T16:23:14.839000000</dc:date>
    <meta:editing-duration>PT14H49M18S</meta:editing-duration>
    <meta:editing-cycles>14</meta:editing-cycles>
    <meta:generator>LibreOffice/7.3.3.2$Windows_X86_64 LibreOffice_project/d1d0ea68f081ee2800a922cac8f79445e4603348</meta:generator>
    <meta:document-statistic meta:table-count="0" meta:image-count="0" meta:object-count="0" meta:page-count="3" meta:paragraph-count="86" meta:word-count="366" meta:character-count="3393" meta:non-whitespace-character-count="2968"/>
  </office:meta>
</office:document-meta>
</file>